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11$ pour une VB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8" calcext:value-type="currency">
            <text:p>$9 013,76</text:p>
          </table:table-cell>
          <table:table-cell table:style-name="ce41" table:formula="of:=[.A126]*budgetjour-[.O126]" office:value-type="currency" office:currency="USD" office:value="2986.24372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table:number-columns-repeated="2"/>
          <table:table-cell table:style-name="ce13" table:formula="of:=[.F126]+[.E127]" office:value-type="float" office:value="6101" calcext:value-type="float">
            <text:p>6101</text:p>
          </table:table-cell>
          <table:table-cell/>
          <table:table-cell table:formula="of:=[.H126]+[.G12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8" calcext:value-type="currency">
            <text:p>$9 013,76</text:p>
          </table:table-cell>
          <table:table-cell table:style-name="ce41" table:formula="of:=[.A127]*budgetjour-[.O127]" office:value-type="currency" office:currency="USD" office:value="3082.24372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6101" calcext:value-type="float">
            <text:p>6101</text:p>
          </table:table-cell>
          <table:table-cell/>
          <table:table-cell table:formula="of:=[.H127]+[.G12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9013.75628" calcext:value-type="currency">
            <text:p>$9 013,76</text:p>
          </table:table-cell>
          <table:table-cell table:style-name="ce41" table:formula="of:=[.A128]*budgetjour-[.O128]" office:value-type="currency" office:currency="USD" office:value="3178.24372" calcext:value-type="currency">
            <text:p>$3 178,24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6101" calcext:value-type="float">
            <text:p>6101</text:p>
          </table:table-cell>
          <table:table-cell/>
          <table:table-cell table:formula="of:=[.H128]+[.G12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13.75628" calcext:value-type="currency">
            <text:p>$9 013,76</text:p>
          </table:table-cell>
          <table:table-cell table:style-name="ce41" table:formula="of:=[.A129]*budgetjour-[.O129]" office:value-type="currency" office:currency="USD" office:value="3274.24372" calcext:value-type="currency">
            <text:p>$3 274,24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6101" calcext:value-type="float">
            <text:p>6101</text:p>
          </table:table-cell>
          <table:table-cell/>
          <table:table-cell table:formula="of:=[.H129]+[.G13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9013.75628" calcext:value-type="currency">
            <text:p>$9 013,76</text:p>
          </table:table-cell>
          <table:table-cell table:style-name="ce41" table:formula="of:=[.A130]*budgetjour-[.O130]" office:value-type="currency" office:currency="USD" office:value="3370.24372" calcext:value-type="currency">
            <text:p>$3 370,24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6101" calcext:value-type="float">
            <text:p>6101</text:p>
          </table:table-cell>
          <table:table-cell/>
          <table:table-cell table:formula="of:=[.H130]+[.G13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9013.75628" calcext:value-type="currency">
            <text:p>$9 013,76</text:p>
          </table:table-cell>
          <table:table-cell table:style-name="ce41" table:formula="of:=[.A131]*budgetjour-[.O131]" office:value-type="currency" office:currency="USD" office:value="3466.24372" calcext:value-type="currency">
            <text:p>$3 466,24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6101" calcext:value-type="float">
            <text:p>6101</text:p>
          </table:table-cell>
          <table:table-cell/>
          <table:table-cell table:formula="of:=[.H131]+[.G13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013.75628" calcext:value-type="currency">
            <text:p>$9 013,76</text:p>
          </table:table-cell>
          <table:table-cell table:style-name="ce41" table:formula="of:=[.A132]*budgetjour-[.O132]" office:value-type="currency" office:currency="USD" office:value="3562.24372" calcext:value-type="currency">
            <text:p>$3 562,24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6101" calcext:value-type="float">
            <text:p>6101</text:p>
          </table:table-cell>
          <table:table-cell/>
          <table:table-cell table:formula="of:=[.H132]+[.G13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013.75628" calcext:value-type="currency">
            <text:p>$9 013,76</text:p>
          </table:table-cell>
          <table:table-cell table:style-name="ce41" table:formula="of:=[.A133]*budgetjour-[.O133]" office:value-type="currency" office:currency="USD" office:value="3658.24372" calcext:value-type="currency">
            <text:p>$3 658,24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6101" calcext:value-type="float">
            <text:p>6101</text:p>
          </table:table-cell>
          <table:table-cell/>
          <table:table-cell table:formula="of:=[.H133]+[.G13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9013.75628" calcext:value-type="currency">
            <text:p>$9 013,76</text:p>
          </table:table-cell>
          <table:table-cell table:style-name="ce41" table:formula="of:=[.A134]*budgetjour-[.O134]" office:value-type="currency" office:currency="USD" office:value="3754.24372" calcext:value-type="currency">
            <text:p>$3 754,24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6101" calcext:value-type="float">
            <text:p>6101</text:p>
          </table:table-cell>
          <table:table-cell/>
          <table:table-cell table:formula="of:=[.H134]+[.G13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013.75628" calcext:value-type="currency">
            <text:p>$9 013,76</text:p>
          </table:table-cell>
          <table:table-cell table:style-name="ce41" table:formula="of:=[.A135]*budgetjour-[.O135]" office:value-type="currency" office:currency="USD" office:value="3850.24372" calcext:value-type="currency">
            <text:p>$3 850,24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6101" calcext:value-type="float">
            <text:p>6101</text:p>
          </table:table-cell>
          <table:table-cell/>
          <table:table-cell table:formula="of:=[.H135]+[.G13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9013.75628" calcext:value-type="currency">
            <text:p>$9 013,76</text:p>
          </table:table-cell>
          <table:table-cell table:style-name="ce41" table:formula="of:=[.A136]*budgetjour-[.O136]" office:value-type="currency" office:currency="USD" office:value="3946.24372" calcext:value-type="currency">
            <text:p>$3 946,24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6101" calcext:value-type="float">
            <text:p>6101</text:p>
          </table:table-cell>
          <table:table-cell/>
          <table:table-cell table:formula="of:=[.H136]+[.G13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9013.75628" calcext:value-type="currency">
            <text:p>$9 013,76</text:p>
          </table:table-cell>
          <table:table-cell table:style-name="ce41" table:formula="of:=[.A137]*budgetjour-[.O137]" office:value-type="currency" office:currency="USD" office:value="4042.24372" calcext:value-type="currency">
            <text:p>$4 042,24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101" calcext:value-type="float">
            <text:p>6101</text:p>
          </table:table-cell>
          <table:table-cell/>
          <table:table-cell table:formula="of:=[.H137]+[.G13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9013.75628" calcext:value-type="currency">
            <text:p>$9 013,76</text:p>
          </table:table-cell>
          <table:table-cell table:style-name="ce41" table:formula="of:=[.A138]*budgetjour-[.O138]" office:value-type="currency" office:currency="USD" office:value="4138.24372" calcext:value-type="currency">
            <text:p>$4 138,24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101" calcext:value-type="float">
            <text:p>6101</text:p>
          </table:table-cell>
          <table:table-cell/>
          <table:table-cell table:formula="of:=[.H138]+[.G13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9013.75628" calcext:value-type="currency">
            <text:p>$9 013,76</text:p>
          </table:table-cell>
          <table:table-cell table:style-name="ce41" table:formula="of:=[.A139]*budgetjour-[.O139]" office:value-type="currency" office:currency="USD" office:value="4234.24372" calcext:value-type="currency">
            <text:p>$4 234,24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101" calcext:value-type="float">
            <text:p>6101</text:p>
          </table:table-cell>
          <table:table-cell/>
          <table:table-cell table:formula="of:=[.H139]+[.G14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9013.75628" calcext:value-type="currency">
            <text:p>$9 013,76</text:p>
          </table:table-cell>
          <table:table-cell table:style-name="ce41" table:formula="of:=[.A140]*budgetjour-[.O140]" office:value-type="currency" office:currency="USD" office:value="4330.24372" calcext:value-type="currency">
            <text:p>$4 330,24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101" calcext:value-type="float">
            <text:p>6101</text:p>
          </table:table-cell>
          <table:table-cell/>
          <table:table-cell table:formula="of:=[.H140]+[.G14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013.75628" calcext:value-type="currency">
            <text:p>$9 013,76</text:p>
          </table:table-cell>
          <table:table-cell table:style-name="ce41" table:formula="of:=[.A141]*budgetjour-[.O141]" office:value-type="currency" office:currency="USD" office:value="4426.24372" calcext:value-type="currency">
            <text:p>$4 426,24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101" calcext:value-type="float">
            <text:p>6101</text:p>
          </table:table-cell>
          <table:table-cell/>
          <table:table-cell table:formula="of:=[.H141]+[.G14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013.75628" calcext:value-type="currency">
            <text:p>$9 013,76</text:p>
          </table:table-cell>
          <table:table-cell table:style-name="ce41" table:formula="of:=[.A142]*budgetjour-[.O142]" office:value-type="currency" office:currency="USD" office:value="4522.24372" calcext:value-type="currency">
            <text:p>$4 522,24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101" calcext:value-type="float">
            <text:p>6101</text:p>
          </table:table-cell>
          <table:table-cell/>
          <table:table-cell table:formula="of:=[.H142]+[.G14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013.75628" calcext:value-type="currency">
            <text:p>$9 013,76</text:p>
          </table:table-cell>
          <table:table-cell table:style-name="ce41" table:formula="of:=[.A143]*budgetjour-[.O143]" office:value-type="currency" office:currency="USD" office:value="4618.24372" calcext:value-type="currency">
            <text:p>$4 618,24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101" calcext:value-type="float">
            <text:p>6101</text:p>
          </table:table-cell>
          <table:table-cell/>
          <table:table-cell table:formula="of:=[.H143]+[.G14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013.75628" calcext:value-type="currency">
            <text:p>$9 013,76</text:p>
          </table:table-cell>
          <table:table-cell table:style-name="ce41" table:formula="of:=[.A144]*budgetjour-[.O144]" office:value-type="currency" office:currency="USD" office:value="4714.24372" calcext:value-type="currency">
            <text:p>$4 714,24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101" calcext:value-type="float">
            <text:p>6101</text:p>
          </table:table-cell>
          <table:table-cell/>
          <table:table-cell table:formula="of:=[.H144]+[.G14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013.75628" calcext:value-type="currency">
            <text:p>$9 013,76</text:p>
          </table:table-cell>
          <table:table-cell table:style-name="ce41" table:formula="of:=[.A145]*budgetjour-[.O145]" office:value-type="currency" office:currency="USD" office:value="4810.24372" calcext:value-type="currency">
            <text:p>$4 810,24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101" calcext:value-type="float">
            <text:p>6101</text:p>
          </table:table-cell>
          <table:table-cell/>
          <table:table-cell table:formula="of:=[.H145]+[.G14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013.75628" calcext:value-type="currency">
            <text:p>$9 013,76</text:p>
          </table:table-cell>
          <table:table-cell table:style-name="ce41" table:formula="of:=[.A146]*budgetjour-[.O146]" office:value-type="currency" office:currency="USD" office:value="4906.24372" calcext:value-type="currency">
            <text:p>$4 906,24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101" calcext:value-type="float">
            <text:p>6101</text:p>
          </table:table-cell>
          <table:table-cell/>
          <table:table-cell table:formula="of:=[.H146]+[.G14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013.75628" calcext:value-type="currency">
            <text:p>$9 013,76</text:p>
          </table:table-cell>
          <table:table-cell table:style-name="ce41" table:formula="of:=[.A147]*budgetjour-[.O147]" office:value-type="currency" office:currency="USD" office:value="5002.24372" calcext:value-type="currency">
            <text:p>$5 002,24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101" calcext:value-type="float">
            <text:p>6101</text:p>
          </table:table-cell>
          <table:table-cell/>
          <table:table-cell table:formula="of:=[.H147]+[.G14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013.75628" calcext:value-type="currency">
            <text:p>$9 013,76</text:p>
          </table:table-cell>
          <table:table-cell table:style-name="ce41" table:formula="of:=[.A148]*budgetjour-[.O148]" office:value-type="currency" office:currency="USD" office:value="5098.24372" calcext:value-type="currency">
            <text:p>$5 098,24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101" calcext:value-type="float">
            <text:p>6101</text:p>
          </table:table-cell>
          <table:table-cell/>
          <table:table-cell table:formula="of:=[.H148]+[.G14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013.75628" calcext:value-type="currency">
            <text:p>$9 013,76</text:p>
          </table:table-cell>
          <table:table-cell table:style-name="ce41" table:formula="of:=[.A149]*budgetjour-[.O149]" office:value-type="currency" office:currency="USD" office:value="5194.24372" calcext:value-type="currency">
            <text:p>$5 194,24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101" calcext:value-type="float">
            <text:p>6101</text:p>
          </table:table-cell>
          <table:table-cell/>
          <table:table-cell table:formula="of:=[.H149]+[.G15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013.75628" calcext:value-type="currency">
            <text:p>$9 013,76</text:p>
          </table:table-cell>
          <table:table-cell table:style-name="ce41" table:formula="of:=[.A150]*budgetjour-[.O150]" office:value-type="currency" office:currency="USD" office:value="5290.24372" calcext:value-type="currency">
            <text:p>$5 290,24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101" calcext:value-type="float">
            <text:p>6101</text:p>
          </table:table-cell>
          <table:table-cell/>
          <table:table-cell table:formula="of:=[.H150]+[.G15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013.75628" calcext:value-type="currency">
            <text:p>$9 013,76</text:p>
          </table:table-cell>
          <table:table-cell table:style-name="ce41" table:formula="of:=[.A151]*budgetjour-[.O151]" office:value-type="currency" office:currency="USD" office:value="5386.24372" calcext:value-type="currency">
            <text:p>$5 386,24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101" calcext:value-type="float">
            <text:p>6101</text:p>
          </table:table-cell>
          <table:table-cell/>
          <table:table-cell table:formula="of:=[.H151]+[.G15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013.75628" calcext:value-type="currency">
            <text:p>$9 013,76</text:p>
          </table:table-cell>
          <table:table-cell table:style-name="ce41" table:formula="of:=[.A152]*budgetjour-[.O152]" office:value-type="currency" office:currency="USD" office:value="5482.24372" calcext:value-type="currency">
            <text:p>$5 482,24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101" calcext:value-type="float">
            <text:p>6101</text:p>
          </table:table-cell>
          <table:table-cell/>
          <table:table-cell table:formula="of:=[.H152]+[.G15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013.75628" calcext:value-type="currency">
            <text:p>$9 013,76</text:p>
          </table:table-cell>
          <table:table-cell table:style-name="ce41" table:formula="of:=[.A153]*budgetjour-[.O153]" office:value-type="currency" office:currency="USD" office:value="5578.24372" calcext:value-type="currency">
            <text:p>$5 578,24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101" calcext:value-type="float">
            <text:p>6101</text:p>
          </table:table-cell>
          <table:table-cell/>
          <table:table-cell table:formula="of:=[.H153]+[.G15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013.75628" calcext:value-type="currency">
            <text:p>$9 013,76</text:p>
          </table:table-cell>
          <table:table-cell table:style-name="ce41" table:formula="of:=[.A154]*budgetjour-[.O154]" office:value-type="currency" office:currency="USD" office:value="5674.24372" calcext:value-type="currency">
            <text:p>$5 674,24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101" calcext:value-type="float">
            <text:p>6101</text:p>
          </table:table-cell>
          <table:table-cell/>
          <table:table-cell table:formula="of:=[.H154]+[.G15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013.75628" calcext:value-type="currency">
            <text:p>$9 013,76</text:p>
          </table:table-cell>
          <table:table-cell table:style-name="ce41" table:formula="of:=[.A155]*budgetjour-[.O155]" office:value-type="currency" office:currency="USD" office:value="5770.24372" calcext:value-type="currency">
            <text:p>$5 770,24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101" calcext:value-type="float">
            <text:p>6101</text:p>
          </table:table-cell>
          <table:table-cell/>
          <table:table-cell table:formula="of:=[.H155]+[.G15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013.75628" calcext:value-type="currency">
            <text:p>$9 013,76</text:p>
          </table:table-cell>
          <table:table-cell table:style-name="ce41" table:formula="of:=[.A156]*budgetjour-[.O156]" office:value-type="currency" office:currency="USD" office:value="5866.24372" calcext:value-type="currency">
            <text:p>$5 866,24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101" calcext:value-type="float">
            <text:p>6101</text:p>
          </table:table-cell>
          <table:table-cell/>
          <table:table-cell table:formula="of:=[.H156]+[.G15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013.75628" calcext:value-type="currency">
            <text:p>$9 013,76</text:p>
          </table:table-cell>
          <table:table-cell table:style-name="ce41" table:formula="of:=[.A157]*budgetjour-[.O157]" office:value-type="currency" office:currency="USD" office:value="5962.24372" calcext:value-type="currency">
            <text:p>$5 962,24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101" calcext:value-type="float">
            <text:p>6101</text:p>
          </table:table-cell>
          <table:table-cell/>
          <table:table-cell table:formula="of:=[.H157]+[.G15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013.75628" calcext:value-type="currency">
            <text:p>$9 013,76</text:p>
          </table:table-cell>
          <table:table-cell table:style-name="ce41" table:formula="of:=[.A158]*budgetjour-[.O158]" office:value-type="currency" office:currency="USD" office:value="6058.24372" calcext:value-type="currency">
            <text:p>$6 058,24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101" calcext:value-type="float">
            <text:p>6101</text:p>
          </table:table-cell>
          <table:table-cell/>
          <table:table-cell table:formula="of:=[.H158]+[.G15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013.75628" calcext:value-type="currency">
            <text:p>$9 013,76</text:p>
          </table:table-cell>
          <table:table-cell table:style-name="ce41" table:formula="of:=[.A159]*budgetjour-[.O159]" office:value-type="currency" office:currency="USD" office:value="6154.24372" calcext:value-type="currency">
            <text:p>$6 154,24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101" calcext:value-type="float">
            <text:p>6101</text:p>
          </table:table-cell>
          <table:table-cell/>
          <table:table-cell table:formula="of:=[.H159]+[.G16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013.75628" calcext:value-type="currency">
            <text:p>$9 013,76</text:p>
          </table:table-cell>
          <table:table-cell table:style-name="ce41" table:formula="of:=[.A160]*budgetjour-[.O160]" office:value-type="currency" office:currency="USD" office:value="6250.24372" calcext:value-type="currency">
            <text:p>$6 250,24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101" calcext:value-type="float">
            <text:p>6101</text:p>
          </table:table-cell>
          <table:table-cell/>
          <table:table-cell table:formula="of:=[.H160]+[.G16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013.75628" calcext:value-type="currency">
            <text:p>$9 013,76</text:p>
          </table:table-cell>
          <table:table-cell table:style-name="ce41" table:formula="of:=[.A161]*budgetjour-[.O161]" office:value-type="currency" office:currency="USD" office:value="6346.24372" calcext:value-type="currency">
            <text:p>$6 346,24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101" calcext:value-type="float">
            <text:p>6101</text:p>
          </table:table-cell>
          <table:table-cell/>
          <table:table-cell table:formula="of:=[.H161]+[.G16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013.75628" calcext:value-type="currency">
            <text:p>$9 013,76</text:p>
          </table:table-cell>
          <table:table-cell table:style-name="ce41" table:formula="of:=[.A162]*budgetjour-[.O162]" office:value-type="currency" office:currency="USD" office:value="6442.24372" calcext:value-type="currency">
            <text:p>$6 442,24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101" calcext:value-type="float">
            <text:p>6101</text:p>
          </table:table-cell>
          <table:table-cell/>
          <table:table-cell table:formula="of:=[.H162]+[.G16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013.75628" calcext:value-type="currency">
            <text:p>$9 013,76</text:p>
          </table:table-cell>
          <table:table-cell table:style-name="ce41" table:formula="of:=[.A163]*budgetjour-[.O163]" office:value-type="currency" office:currency="USD" office:value="6538.24372" calcext:value-type="currency">
            <text:p>$6 538,24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101" calcext:value-type="float">
            <text:p>6101</text:p>
          </table:table-cell>
          <table:table-cell/>
          <table:table-cell table:formula="of:=[.H163]+[.G16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013.75628" calcext:value-type="currency">
            <text:p>$9 013,76</text:p>
          </table:table-cell>
          <table:table-cell table:style-name="ce41" table:formula="of:=[.A164]*budgetjour-[.O164]" office:value-type="currency" office:currency="USD" office:value="6634.24372" calcext:value-type="currency">
            <text:p>$6 634,24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101" calcext:value-type="float">
            <text:p>6101</text:p>
          </table:table-cell>
          <table:table-cell/>
          <table:table-cell table:formula="of:=[.H164]+[.G16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013.75628" calcext:value-type="currency">
            <text:p>$9 013,76</text:p>
          </table:table-cell>
          <table:table-cell table:style-name="ce41" table:formula="of:=[.A165]*budgetjour-[.O165]" office:value-type="currency" office:currency="USD" office:value="6730.24372" calcext:value-type="currency">
            <text:p>$6 730,24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101" calcext:value-type="float">
            <text:p>6101</text:p>
          </table:table-cell>
          <table:table-cell/>
          <table:table-cell table:formula="of:=[.H165]+[.G16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013.75628" calcext:value-type="currency">
            <text:p>$9 013,76</text:p>
          </table:table-cell>
          <table:table-cell table:style-name="ce41" table:formula="of:=[.A166]*budgetjour-[.O166]" office:value-type="currency" office:currency="USD" office:value="6826.24372" calcext:value-type="currency">
            <text:p>$6 826,24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101" calcext:value-type="float">
            <text:p>6101</text:p>
          </table:table-cell>
          <table:table-cell/>
          <table:table-cell table:formula="of:=[.H166]+[.G16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013.75628" calcext:value-type="currency">
            <text:p>$9 013,76</text:p>
          </table:table-cell>
          <table:table-cell table:style-name="ce41" table:formula="of:=[.A167]*budgetjour-[.O167]" office:value-type="currency" office:currency="USD" office:value="6922.24372" calcext:value-type="currency">
            <text:p>$6 922,24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101" calcext:value-type="float">
            <text:p>6101</text:p>
          </table:table-cell>
          <table:table-cell/>
          <table:table-cell table:formula="of:=[.H167]+[.G16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013.75628" calcext:value-type="currency">
            <text:p>$9 013,76</text:p>
          </table:table-cell>
          <table:table-cell table:style-name="ce41" table:formula="of:=[.A168]*budgetjour-[.O168]" office:value-type="currency" office:currency="USD" office:value="7018.24372" calcext:value-type="currency">
            <text:p>$7 018,24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101" calcext:value-type="float">
            <text:p>6101</text:p>
          </table:table-cell>
          <table:table-cell/>
          <table:table-cell table:formula="of:=[.H168]+[.G16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013.75628" calcext:value-type="currency">
            <text:p>$9 013,76</text:p>
          </table:table-cell>
          <table:table-cell table:style-name="ce41" table:formula="of:=[.A169]*budgetjour-[.O169]" office:value-type="currency" office:currency="USD" office:value="7114.24372" calcext:value-type="currency">
            <text:p>$7 114,24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101" calcext:value-type="float">
            <text:p>6101</text:p>
          </table:table-cell>
          <table:table-cell/>
          <table:table-cell table:formula="of:=[.H169]+[.G17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013.75628" calcext:value-type="currency">
            <text:p>$9 013,76</text:p>
          </table:table-cell>
          <table:table-cell table:style-name="ce41" table:formula="of:=[.A170]*budgetjour-[.O170]" office:value-type="currency" office:currency="USD" office:value="7210.24372" calcext:value-type="currency">
            <text:p>$7 210,24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101" calcext:value-type="float">
            <text:p>6101</text:p>
          </table:table-cell>
          <table:table-cell/>
          <table:table-cell table:formula="of:=[.H170]+[.G17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013.75628" calcext:value-type="currency">
            <text:p>$9 013,76</text:p>
          </table:table-cell>
          <table:table-cell table:style-name="ce41" table:formula="of:=[.A171]*budgetjour-[.O171]" office:value-type="currency" office:currency="USD" office:value="7306.24372" calcext:value-type="currency">
            <text:p>$7 306,24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101" calcext:value-type="float">
            <text:p>6101</text:p>
          </table:table-cell>
          <table:table-cell/>
          <table:table-cell table:formula="of:=[.H171]+[.G172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013.75628" calcext:value-type="currency">
            <text:p>$9 013,76</text:p>
          </table:table-cell>
          <table:table-cell table:style-name="ce41" table:formula="of:=[.A172]*budgetjour-[.O172]" office:value-type="currency" office:currency="USD" office:value="7402.24372" calcext:value-type="currency">
            <text:p>$7 402,24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101" calcext:value-type="float">
            <text:p>6101</text:p>
          </table:table-cell>
          <table:table-cell/>
          <table:table-cell table:formula="of:=[.H172]+[.G173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013.75628" calcext:value-type="currency">
            <text:p>$9 013,76</text:p>
          </table:table-cell>
          <table:table-cell table:style-name="ce41" table:formula="of:=[.A173]*budgetjour-[.O173]" office:value-type="currency" office:currency="USD" office:value="7498.24372" calcext:value-type="currency">
            <text:p>$7 498,24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101" calcext:value-type="float">
            <text:p>6101</text:p>
          </table:table-cell>
          <table:table-cell/>
          <table:table-cell table:formula="of:=[.H173]+[.G174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013.75628" calcext:value-type="currency">
            <text:p>$9 013,76</text:p>
          </table:table-cell>
          <table:table-cell table:style-name="ce41" table:formula="of:=[.A174]*budgetjour-[.O174]" office:value-type="currency" office:currency="USD" office:value="7594.24372" calcext:value-type="currency">
            <text:p>$7 594,24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101" calcext:value-type="float">
            <text:p>6101</text:p>
          </table:table-cell>
          <table:table-cell/>
          <table:table-cell table:formula="of:=[.H174]+[.G175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013.75628" calcext:value-type="currency">
            <text:p>$9 013,76</text:p>
          </table:table-cell>
          <table:table-cell table:style-name="ce41" table:formula="of:=[.A175]*budgetjour-[.O175]" office:value-type="currency" office:currency="USD" office:value="7690.24372" calcext:value-type="currency">
            <text:p>$7 690,24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101" calcext:value-type="float">
            <text:p>6101</text:p>
          </table:table-cell>
          <table:table-cell/>
          <table:table-cell table:formula="of:=[.H175]+[.G176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013.75628" calcext:value-type="currency">
            <text:p>$9 013,76</text:p>
          </table:table-cell>
          <table:table-cell table:style-name="ce41" table:formula="of:=[.A176]*budgetjour-[.O176]" office:value-type="currency" office:currency="USD" office:value="7786.24372" calcext:value-type="currency">
            <text:p>$7 786,24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101" calcext:value-type="float">
            <text:p>6101</text:p>
          </table:table-cell>
          <table:table-cell/>
          <table:table-cell table:formula="of:=[.H176]+[.G177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013.75628" calcext:value-type="currency">
            <text:p>$9 013,76</text:p>
          </table:table-cell>
          <table:table-cell table:style-name="ce41" table:formula="of:=[.A177]*budgetjour-[.O177]" office:value-type="currency" office:currency="USD" office:value="7882.24372" calcext:value-type="currency">
            <text:p>$7 882,24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101" calcext:value-type="float">
            <text:p>6101</text:p>
          </table:table-cell>
          <table:table-cell/>
          <table:table-cell table:formula="of:=[.H177]+[.G178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013.75628" calcext:value-type="currency">
            <text:p>$9 013,76</text:p>
          </table:table-cell>
          <table:table-cell table:style-name="ce41" table:formula="of:=[.A178]*budgetjour-[.O178]" office:value-type="currency" office:currency="USD" office:value="7978.24372" calcext:value-type="currency">
            <text:p>$7 978,24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101" calcext:value-type="float">
            <text:p>6101</text:p>
          </table:table-cell>
          <table:table-cell/>
          <table:table-cell table:formula="of:=[.H178]+[.G179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013.75628" calcext:value-type="currency">
            <text:p>$9 013,76</text:p>
          </table:table-cell>
          <table:table-cell table:style-name="ce41" table:formula="of:=[.A179]*budgetjour-[.O179]" office:value-type="currency" office:currency="USD" office:value="8074.24372" calcext:value-type="currency">
            <text:p>$8 074,24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101" calcext:value-type="float">
            <text:p>6101</text:p>
          </table:table-cell>
          <table:table-cell/>
          <table:table-cell table:formula="of:=[.H179]+[.G180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013.75628" calcext:value-type="currency">
            <text:p>$9 013,76</text:p>
          </table:table-cell>
          <table:table-cell table:style-name="ce41" table:formula="of:=[.A180]*budgetjour-[.O180]" office:value-type="currency" office:currency="USD" office:value="8170.24372" calcext:value-type="currency">
            <text:p>$8 170,24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101" calcext:value-type="float">
            <text:p>6101</text:p>
          </table:table-cell>
          <table:table-cell/>
          <table:table-cell table:formula="of:=[.H180]+[.G181]" office:value-type="float" office:value="34112" calcext:value-type="float">
            <text:p>34112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013.75628" calcext:value-type="currency">
            <text:p>$9 013,76</text:p>
          </table:table-cell>
          <table:table-cell table:style-name="ce41" table:formula="of:=[.A181]*budgetjour-[.O181]" office:value-type="currency" office:currency="USD" office:value="8266.24372" calcext:value-type="currency">
            <text:p>$8 266,24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50.295340363636" calcext:value-type="currency">
            <text:p>$150,30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18:59:38.0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18T20:39:34.161000000</dc:date>
    <meta:editing-duration>P135DT9H30M38S</meta:editing-duration>
    <meta:editing-cycles>360</meta:editing-cycles>
    <meta:document-statistic meta:table-count="3" meta:cell-count="2796" meta:object-count="0"/>
  </office:meta>
</office:document-meta>
</file>